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pitch="variable"/>
    <style:font-face style:name="Arimo1" svg:font-family="Arimo"/>
    <style:font-face style:name="Arimo2" svg:font-family="Arimo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/>
    </style:style>
    <style:style style:name="gr2" style:family="graphic" style:parent-style-name="standard">
      <style:graphic-properties draw:stroke="solid" svg:stroke-width="0.052cm" svg:stroke-color="#000000" draw:stroke-linejoin="miter" svg:stroke-linecap="butt" draw:fill="none" fo:padding-top="0.026cm" fo:padding-bottom="0.026cm" fo:padding-left="0.026cm" fo:padding-right="0.026cm"/>
    </style:style>
    <style:style style:name="gr3" style:family="graphic" style:parent-style-name="standard">
      <style:graphic-properties draw:stroke="solid" svg:stroke-width="0.052cm" svg:stroke-color="#000000" draw:stroke-linejoin="miter" svg:stroke-linecap="butt" draw:fill="solid" draw:fill-color="#dddddd" fo:padding-top="0.026cm" fo:padding-bottom="0.026cm" fo:padding-left="0.026cm" fo:padding-right="0.026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0.629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solid" svg:stroke-width="0.052cm" svg:stroke-color="#000000" draw:stroke-linejoin="miter" svg:stroke-linecap="butt" draw:fill="solid" draw:fill-color="#ffffff" fo:padding-top="0.026cm" fo:padding-bottom="0.026cm" fo:padding-left="0.026cm" fo:padding-right="0.026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0.563cm" fo:padding-top="0cm" fo:padding-bottom="0cm" fo:padding-left="0cm" fo:padding-right="0cm"/>
      <style:paragraph-properties style:writing-mode="lr-tb"/>
    </style:style>
    <style:style style:name="gr7" style:family="graphic" style:parent-style-name="objectwithoutfill">
      <style:graphic-properties draw:stroke="dash" draw:stroke-dash="Dash_20__28_Rounded_29_" svg:stroke-width="0.035cm" svg:stroke-color="#000000" draw:marker-start-width="0.252cm" draw:marker-end="Arrowheads_20_2" draw:marker-end-width="0.252cm" svg:stroke-linecap="round" draw:fill="none" draw:textarea-horizontal-align="center" draw:textarea-vertical-align="middle" fo:padding-top="0.017cm" fo:padding-bottom="0.017cm" fo:padding-left="0.017cm" fo:padding-right="0.01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94cm"/>
      <style:paragraph-properties style:writing-mode="lr-tb"/>
    </style:style>
    <style:style style:name="gr9" style:family="graphic" style:parent-style-name="standard">
      <style:graphic-properties svg:stroke-color="#999999" draw:fill-color="#999999" draw:textarea-horizontal-align="justify" draw:textarea-vertical-align="middle" draw:auto-grow-height="false" fo:min-height="0.331cm" fo:min-width="2.15cm"/>
    </style:style>
    <style:style style:name="P1" style:family="paragraph">
      <loext:graphic-properties draw:fill="solid" draw:fill-color="#000000"/>
    </style:style>
    <style:style style:name="P2" style:family="paragraph">
      <loext:graphic-properties draw:fill="none"/>
    </style:style>
    <style:style style:name="P3" style:family="paragraph">
      <loext:graphic-properties draw:fill="solid" draw:fill-color="#dddddd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style:font-name="Liberation Sans1" fo:font-size="10pt" fo:background-color="#ffffff" style:font-size-asian="10pt" style:font-size-complex="10pt"/>
    </style:style>
    <style:style style:name="P9" style:family="paragraph">
      <loext:graphic-properties draw:fill-color="#999999"/>
      <style:paragraph-properties fo:text-align="center"/>
    </style:style>
    <style:style style:name="T1" style:family="text">
      <style:text-properties fo:color="#000000" loext:opacity="100%" style:font-name="Arimo1" fo:font-size="16pt" fo:font-weight="normal" style:font-size-asian="16pt" style:font-weight-asian="normal" style:font-name-complex="Arimo1" style:font-size-complex="16pt" style:font-weight-complex="normal"/>
    </style:style>
    <style:style style:name="T2" style:family="text">
      <style:text-properties style:font-name="Liberation Sans1" fo:font-size="10pt" fo:background-color="#ffffff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.381cm" svg:height="1.852cm" svg:x="1.984cm" svg:y="0.793cm" svg:viewBox="0 0 2382 1853" draw:points="2382,0 0,1853">
          <text:p/>
        </draw:polygon>
        <draw:line draw:style-name="gr2" draw:text-style-name="P2" draw:layer="layout" svg:x1="4.366cm" svg:y1="0.793cm" svg:x2="1.984cm" svg:y2="2.646cm">
          <text:p/>
        </draw:line>
        <draw:polygon draw:style-name="gr1" draw:text-style-name="P1" draw:layer="layout" svg:width="2.381cm" svg:height="1.852cm" svg:x="4.365cm" svg:y="0.793cm" svg:viewBox="0 0 2382 1853" draw:points="0,0 2382,1853">
          <text:p/>
        </draw:polygon>
        <draw:line draw:style-name="gr2" draw:text-style-name="P2" draw:layer="layout" svg:x1="4.365cm" svg:y1="0.793cm" svg:x2="6.747cm" svg:y2="2.646cm">
          <text:p/>
        </draw:line>
        <draw:polygon draw:style-name="gr1" draw:text-style-name="P1" draw:layer="layout" svg:width="2.381cm" svg:height="1.852cm" svg:x="12.7cm" svg:y="0.793cm" svg:viewBox="0 0 2382 1853" draw:points="2382,0 0,1853">
          <text:p/>
        </draw:polygon>
        <draw:line draw:style-name="gr2" draw:text-style-name="P2" draw:layer="layout" svg:x1="15.082cm" svg:y1="0.793cm" svg:x2="12.7cm" svg:y2="2.646cm">
          <text:p/>
        </draw:line>
        <draw:polygon draw:style-name="gr1" draw:text-style-name="P1" draw:layer="layout" svg:width="2.381cm" svg:height="1.852cm" svg:x="15.081cm" svg:y="0.793cm" svg:viewBox="0 0 2382 1853" draw:points="0,0 2382,1853">
          <text:p/>
        </draw:polygon>
        <draw:line draw:style-name="gr2" draw:text-style-name="P2" draw:layer="layout" svg:x1="15.081cm" svg:y1="0.793cm" svg:x2="17.463cm" svg:y2="2.646cm">
          <text:p/>
        </draw:line>
        <draw:polygon draw:style-name="gr1" draw:text-style-name="P1" draw:layer="layout" svg:width="1.191cm" svg:height="1.852cm" svg:x="0.793cm" svg:y="2.645cm" svg:viewBox="0 0 1192 1853" draw:points="1192,0 0,1853">
          <text:p/>
        </draw:polygon>
        <draw:line draw:style-name="gr2" draw:text-style-name="P2" draw:layer="layout" svg:x1="1.985cm" svg:y1="2.645cm" svg:x2="0.793cm" svg:y2="4.498cm">
          <text:p/>
        </draw:line>
        <draw:polygon draw:style-name="gr1" draw:text-style-name="P1" draw:layer="layout" svg:width="1.191cm" svg:height="1.852cm" svg:x="1.984cm" svg:y="2.645cm" svg:viewBox="0 0 1192 1853" draw:points="0,0 1192,1853">
          <text:p/>
        </draw:polygon>
        <draw:line draw:style-name="gr2" draw:text-style-name="P2" draw:layer="layout" svg:x1="1.984cm" svg:y1="2.645cm" svg:x2="3.176cm" svg:y2="4.498cm">
          <text:p/>
        </draw:line>
        <draw:polygon draw:style-name="gr1" draw:text-style-name="P1" draw:layer="layout" svg:width="0.793cm" svg:height="1.852cm" svg:x="5.953cm" svg:y="2.645cm" svg:viewBox="0 0 794 1853" draw:points="794,0 0,1853">
          <text:p/>
        </draw:polygon>
        <draw:line draw:style-name="gr2" draw:text-style-name="P2" draw:layer="layout" svg:x1="6.747cm" svg:y1="2.645cm" svg:x2="5.953cm" svg:y2="4.498cm">
          <text:p/>
        </draw:line>
        <draw:polygon draw:style-name="gr1" draw:text-style-name="P1" draw:layer="layout" svg:width="0.794cm" svg:height="1.852cm" svg:x="6.746cm" svg:y="2.645cm" svg:viewBox="0 0 795 1853" draw:points="0,0 795,1853">
          <text:p/>
        </draw:polygon>
        <draw:line draw:style-name="gr2" draw:text-style-name="P2" draw:layer="layout" svg:x1="6.746cm" svg:y1="2.645cm" svg:x2="7.541cm" svg:y2="4.498cm">
          <text:p/>
        </draw:line>
        <draw:polygon draw:style-name="gr1" draw:text-style-name="P1" draw:layer="layout" svg:width="1.191cm" svg:height="1.852cm" svg:x="11.509cm" svg:y="2.645cm" svg:viewBox="0 0 1192 1853" draw:points="1192,0 0,1853">
          <text:p/>
        </draw:polygon>
        <draw:line draw:style-name="gr2" draw:text-style-name="P2" draw:layer="layout" svg:x1="12.701cm" svg:y1="2.645cm" svg:x2="11.509cm" svg:y2="4.498cm">
          <text:p/>
        </draw:line>
        <draw:polygon draw:style-name="gr1" draw:text-style-name="P1" draw:layer="layout" svg:width="1.19cm" svg:height="1.852cm" svg:x="12.7cm" svg:y="2.645cm" svg:viewBox="0 0 1191 1853" draw:points="0,0 1191,1853">
          <text:p/>
        </draw:polygon>
        <draw:line draw:style-name="gr2" draw:text-style-name="P2" draw:layer="layout" svg:x1="12.7cm" svg:y1="2.645cm" svg:x2="13.891cm" svg:y2="4.498cm">
          <text:p/>
        </draw:line>
        <draw:polygon draw:style-name="gr1" draw:text-style-name="P1" draw:layer="layout" svg:width="0.794cm" svg:height="1.852cm" svg:x="16.668cm" svg:y="2.645cm" svg:viewBox="0 0 795 1853" draw:points="795,0 0,1853">
          <text:p/>
        </draw:polygon>
        <draw:line draw:style-name="gr2" draw:text-style-name="P2" draw:layer="layout" svg:x1="17.463cm" svg:y1="2.645cm" svg:x2="16.668cm" svg:y2="4.498cm">
          <text:p/>
        </draw:line>
        <draw:polygon draw:style-name="gr1" draw:text-style-name="P1" draw:layer="layout" svg:width="0.794cm" svg:height="1.852cm" svg:x="17.462cm" svg:y="2.645cm" svg:viewBox="0 0 795 1853" draw:points="0,0 795,1853">
          <text:p/>
        </draw:polygon>
        <draw:line draw:style-name="gr2" draw:text-style-name="P2" draw:layer="layout" svg:x1="17.462cm" svg:y1="2.645cm" svg:x2="18.257cm" svg:y2="4.498cm">
          <text:p/>
        </draw:line>
        <draw:polygon draw:style-name="gr1" draw:text-style-name="P1" draw:layer="layout" svg:width="0.794cm" svg:height="1.853cm" svg:x="2.381cm" svg:y="4.497cm" svg:viewBox="0 0 795 1854" draw:points="795,0 0,1854">
          <text:p/>
        </draw:polygon>
        <draw:line draw:style-name="gr2" draw:text-style-name="P2" draw:layer="layout" svg:x1="3.176cm" svg:y1="4.497cm" svg:x2="2.381cm" svg:y2="6.351cm">
          <text:p/>
        </draw:line>
        <draw:polygon draw:style-name="gr1" draw:text-style-name="P1" draw:layer="layout" svg:width="0.793cm" svg:height="1.853cm" svg:x="3.175cm" svg:y="4.497cm" svg:viewBox="0 0 794 1854" draw:points="0,0 794,1854">
          <text:p/>
        </draw:polygon>
        <draw:line draw:style-name="gr2" draw:text-style-name="P2" draw:layer="layout" svg:x1="3.175cm" svg:y1="4.497cm" svg:x2="3.969cm" svg:y2="6.351cm">
          <text:p/>
        </draw:line>
        <draw:polygon draw:style-name="gr1" draw:text-style-name="P1" draw:layer="layout" svg:width="0.794cm" svg:height="1.853cm" svg:x="13.096cm" svg:y="4.497cm" svg:viewBox="0 0 795 1854" draw:points="795,0 0,1854">
          <text:p/>
        </draw:polygon>
        <draw:line draw:style-name="gr2" draw:text-style-name="P2" draw:layer="layout" svg:x1="13.891cm" svg:y1="4.497cm" svg:x2="13.096cm" svg:y2="6.351cm">
          <text:p/>
        </draw:line>
        <draw:polygon draw:style-name="gr1" draw:text-style-name="P1" draw:layer="layout" svg:width="0.794cm" svg:height="1.853cm" svg:x="13.89cm" svg:y="4.497cm" svg:viewBox="0 0 795 1854" draw:points="0,0 795,1854">
          <text:p/>
        </draw:polygon>
        <draw:line draw:style-name="gr2" draw:text-style-name="P2" draw:layer="layout" svg:x1="13.89cm" svg:y1="4.497cm" svg:x2="14.685cm" svg:y2="6.351cm">
          <text:p/>
        </draw:line>
        <draw:polygon draw:style-name="gr1" draw:text-style-name="P1" draw:layer="layout" svg:width="0.794cm" svg:height="1.852cm" svg:x="1.587cm" svg:y="6.35cm" svg:viewBox="0 0 795 1853" draw:points="795,0 0,1853">
          <text:p/>
        </draw:polygon>
        <draw:line draw:style-name="gr2" draw:text-style-name="P2" draw:layer="layout" svg:x1="2.382cm" svg:y1="6.35cm" svg:x2="1.587cm" svg:y2="8.203cm">
          <text:p/>
        </draw:line>
        <draw:polygon draw:style-name="gr1" draw:text-style-name="P1" draw:layer="layout" svg:width="0.793cm" svg:height="1.852cm" svg:x="12.303cm" svg:y="6.35cm" svg:viewBox="0 0 794 1853" draw:points="794,0 0,1853">
          <text:p/>
        </draw:polygon>
        <draw:line draw:style-name="gr2" draw:text-style-name="P2" draw:layer="layout" svg:x1="13.097cm" svg:y1="6.35cm" svg:x2="12.303cm" svg:y2="8.203cm">
          <text:p/>
        </draw:line>
        <draw:polygon draw:style-name="gr1" draw:text-style-name="P1" draw:layer="layout" svg:width="1.191cm" svg:height="1.852cm" svg:x="1.587cm" svg:y="8.202cm" svg:viewBox="0 0 1192 1853" draw:points="0,0 1192,1853">
          <text:p/>
        </draw:polygon>
        <draw:line draw:style-name="gr2" draw:text-style-name="P2" draw:layer="layout" svg:x1="1.587cm" svg:y1="8.202cm" svg:x2="2.779cm" svg:y2="10.055cm">
          <text:p/>
        </draw:line>
        <draw:path draw:style-name="gr3" draw:text-style-name="P3" draw:layer="layout" svg:width="1.058cm" svg:height="1.058cm" svg:x="3.836cm" svg:y="0.264cm" svg:viewBox="0 0 1059 1059" svg:d="M1059 530c0 293-238 529-530 529s-529-236-529-529 237-530 529-530 530 237 530 530z">
          <text:p/>
        </draw:path>
        <draw:path draw:style-name="gr3" draw:text-style-name="P3" draw:layer="layout" svg:width="1.058cm" svg:height="1.058cm" svg:x="14.552cm" svg:y="0.264cm" svg:viewBox="0 0 1059 1059" svg:d="M1059 530c0 293-237 529-530 529s-529-236-529-529 236-530 529-530 530 237 530 530z">
          <text:p/>
        </draw:path>
        <draw:frame draw:style-name="gr4" draw:text-style-name="P5" draw:layer="layout" svg:width="0.629cm" svg:height="0.628cm" svg:x="4.052cm" svg:y="0.439cm">
          <draw:text-box>
            <text:p text:style-name="P4"><text:span text:style-name="T1">17</text:span></text:p>
          </draw:text-box>
        </draw:frame>
        <draw:path draw:style-name="gr5" draw:text-style-name="P6" draw:layer="layout" svg:width="1.058cm" svg:height="1.059cm" svg:x="1.455cm" svg:y="2.116cm" svg:viewBox="0 0 1059 1060" svg:d="M1059 529c0 294-237 531-529 531s-530-237-530-531c0-292 238-529 530-529s529 237 529 529z">
          <text:p/>
        </draw:path>
        <draw:frame draw:style-name="gr4" draw:text-style-name="P5" draw:layer="layout" svg:width="0.629cm" svg:height="0.628cm" svg:x="14.767cm" svg:y="0.439cm">
          <draw:text-box>
            <text:p text:style-name="P4"><text:span text:style-name="T1">17</text:span></text:p>
          </draw:text-box>
        </draw:frame>
        <draw:path draw:style-name="gr3" draw:text-style-name="P3" draw:layer="layout" svg:width="1.059cm" svg:height="1.059cm" svg:x="6.217cm" svg:y="2.116cm" svg:viewBox="0 0 1060 1060" svg:d="M1060 529c0 294-237 531-531 531-292 0-529-237-529-531 0-292 237-529 529-529 294 0 531 237 531 529z">
          <text:p/>
        </draw:path>
        <draw:frame draw:style-name="gr6" draw:text-style-name="P5" draw:layer="layout" svg:width="0.563cm" svg:height="0.628cm" svg:x="1.827cm" svg:y="2.291cm">
          <draw:text-box>
            <text:p text:style-name="P4"><text:span text:style-name="T1">5</text:span></text:p>
          </draw:text-box>
        </draw:frame>
        <draw:path draw:style-name="gr3" draw:text-style-name="P3" draw:layer="layout" svg:width="1.059cm" svg:height="1.059cm" svg:x="12.17cm" svg:y="2.116cm" svg:viewBox="0 0 1060 1060" svg:d="M1060 529c0 294-238 531-530 531-293 0-530-237-530-531 0-292 237-529 530-529 292 0 530 237 530 529z">
          <text:p/>
        </draw:path>
        <draw:frame draw:style-name="gr4" draw:text-style-name="P5" draw:layer="layout" svg:width="0.629cm" svg:height="0.628cm" svg:x="6.433cm" svg:y="2.291cm">
          <draw:text-box>
            <text:p text:style-name="P4"><text:span text:style-name="T1">35</text:span></text:p>
          </draw:text-box>
        </draw:frame>
        <draw:path draw:style-name="gr3" draw:text-style-name="P3" draw:layer="layout" svg:width="1.058cm" svg:height="1.059cm" svg:x="16.933cm" svg:y="2.116cm" svg:viewBox="0 0 1059 1060" svg:d="M1059 529c0 294-237 531-529 531-293 0-530-237-530-531 0-292 237-529 530-529 292 0 529 237 529 529z">
          <text:p/>
        </draw:path>
        <draw:frame draw:style-name="gr6" draw:text-style-name="P5" draw:layer="layout" svg:width="0.563cm" svg:height="0.628cm" svg:x="12.543cm" svg:y="2.291cm">
          <draw:text-box>
            <text:p text:style-name="P4"><text:span text:style-name="T1">7</text:span></text:p>
          </draw:text-box>
        </draw:frame>
        <draw:path draw:style-name="gr3" draw:text-style-name="P3" draw:layer="layout" svg:width="1.058cm" svg:height="1.059cm" svg:x="0.264cm" svg:y="3.968cm" svg:viewBox="0 0 1059 1060" svg:d="M1059 529c0 294-236 531-529 531s-530-237-530-531c0-292 237-529 530-529s529 237 529 529z">
          <text:p/>
        </draw:path>
        <draw:frame draw:style-name="gr4" draw:text-style-name="P5" draw:layer="layout" svg:width="0.629cm" svg:height="0.628cm" svg:x="17.149cm" svg:y="2.291cm">
          <draw:text-box>
            <text:p text:style-name="P4"><text:span text:style-name="T1">35</text:span></text:p>
          </draw:text-box>
        </draw:frame>
        <draw:path draw:style-name="gr3" draw:text-style-name="P3" draw:layer="layout" svg:width="1.06cm" svg:height="1.059cm" svg:x="2.645cm" svg:y="3.968cm" svg:viewBox="0 0 1061 1060" svg:d="M1061 529c0 294-238 531-530 531-293 0-531-237-531-531 0-292 238-529 531-529 292 0 530 237 530 529z">
          <text:p/>
        </draw:path>
        <draw:frame draw:style-name="gr6" draw:text-style-name="P5" draw:layer="layout" svg:width="0.563cm" svg:height="0.628cm" svg:x="0.637cm" svg:y="4.143cm">
          <draw:text-box>
            <text:p text:style-name="P4"><text:span text:style-name="T1">2</text:span></text:p>
          </draw:text-box>
        </draw:frame>
        <draw:path draw:style-name="gr3" draw:text-style-name="P3" draw:layer="layout" svg:width="1.059cm" svg:height="1.059cm" svg:x="5.423cm" svg:y="3.968cm" svg:viewBox="0 0 1060 1060" svg:d="M1060 529c0 294-237 531-529 531-294 0-531-237-531-531 0-292 237-529 531-529 292 0 529 237 529 529z">
          <text:p/>
        </draw:path>
        <draw:frame draw:style-name="gr4" draw:text-style-name="P5" draw:layer="layout" svg:width="0.629cm" svg:height="0.628cm" svg:x="2.882cm" svg:y="4.143cm">
          <draw:text-box>
            <text:p text:style-name="P4"><text:span text:style-name="T1">11</text:span></text:p>
          </draw:text-box>
        </draw:frame>
        <draw:path draw:style-name="gr3" draw:text-style-name="P3" draw:layer="layout" svg:width="1.058cm" svg:height="1.059cm" svg:x="7.011cm" svg:y="3.968cm" svg:viewBox="0 0 1059 1060" svg:d="M1059 529c0 294-238 531-530 531s-529-237-529-531c0-292 237-529 529-529s530 237 530 529z">
          <text:p/>
        </draw:path>
        <draw:frame draw:style-name="gr4" draw:text-style-name="P5" draw:layer="layout" svg:width="0.629cm" svg:height="0.628cm" svg:x="5.639cm" svg:y="4.143cm">
          <draw:text-box>
            <text:p text:style-name="P4"><text:span text:style-name="T1">29</text:span></text:p>
          </draw:text-box>
        </draw:frame>
        <draw:path draw:style-name="gr3" draw:text-style-name="P3" draw:layer="layout" svg:width="1.058cm" svg:height="1.059cm" svg:x="10.98cm" svg:y="3.968cm" svg:viewBox="0 0 1059 1060" svg:d="M1059 529c0 294-237 531-529 531s-530-237-530-531c0-292 238-529 530-529s529 237 529 529z">
          <text:p/>
        </draw:path>
        <draw:frame draw:style-name="gr4" draw:text-style-name="P5" draw:layer="layout" svg:width="0.629cm" svg:height="0.628cm" svg:x="7.227cm" svg:y="4.143cm">
          <draw:text-box>
            <text:p text:style-name="P4"><text:span text:style-name="T1">38</text:span></text:p>
          </draw:text-box>
        </draw:frame>
        <draw:path draw:style-name="gr3" draw:text-style-name="P3" draw:layer="layout" svg:width="1.058cm" svg:height="1.059cm" svg:x="13.361cm" svg:y="3.968cm" svg:viewBox="0 0 1059 1060" svg:d="M1059 529c0 294-238 531-530 531s-529-237-529-531c0-292 237-529 529-529s530 237 530 529z">
          <text:p/>
        </draw:path>
        <draw:frame draw:style-name="gr6" draw:text-style-name="P5" draw:layer="layout" svg:width="0.563cm" svg:height="0.628cm" svg:x="11.352cm" svg:y="4.143cm">
          <draw:text-box>
            <text:p text:style-name="P4"><text:span text:style-name="T1">2</text:span></text:p>
          </draw:text-box>
        </draw:frame>
        <draw:path draw:style-name="gr3" draw:text-style-name="P3" draw:layer="layout" svg:width="1.058cm" svg:height="1.059cm" svg:x="16.139cm" svg:y="3.968cm" svg:viewBox="0 0 1059 1060" svg:d="M1059 529c0 294-236 531-529 531s-530-237-530-531c0-292 237-529 530-529s529 237 529 529z">
          <text:p/>
        </draw:path>
        <draw:frame draw:style-name="gr4" draw:text-style-name="P5" draw:layer="layout" svg:width="0.629cm" svg:height="0.628cm" svg:x="13.598cm" svg:y="4.143cm">
          <draw:text-box>
            <text:p text:style-name="P4"><text:span text:style-name="T1">11</text:span></text:p>
          </draw:text-box>
        </draw:frame>
        <draw:path draw:style-name="gr3" draw:text-style-name="P3" draw:layer="layout" svg:width="1.058cm" svg:height="1.059cm" svg:x="17.727cm" svg:y="3.968cm" svg:viewBox="0 0 1059 1060" svg:d="M1059 529c0 294-237 531-530 531s-529-237-529-531c0-292 236-529 529-529s530 237 530 529z">
          <text:p/>
        </draw:path>
        <draw:frame draw:style-name="gr4" draw:text-style-name="P5" draw:layer="layout" svg:width="0.629cm" svg:height="0.628cm" svg:x="16.355cm" svg:y="4.143cm">
          <draw:text-box>
            <text:p text:style-name="P4"><text:span text:style-name="T1">29</text:span></text:p>
          </draw:text-box>
        </draw:frame>
        <draw:path draw:style-name="gr3" draw:text-style-name="P3" draw:layer="layout" svg:width="1.058cm" svg:height="1.059cm" svg:x="1.852cm" svg:y="5.82cm" svg:viewBox="0 0 1059 1060" svg:d="M1059 530c0 292-237 530-530 530s-529-238-529-530c0-293 236-530 529-530s530 237 530 530z">
          <text:p/>
        </draw:path>
        <draw:frame draw:style-name="gr4" draw:text-style-name="P5" draw:layer="layout" svg:width="0.629cm" svg:height="0.628cm" svg:x="17.942cm" svg:y="4.143cm">
          <draw:text-box>
            <text:p text:style-name="P4"><text:span text:style-name="T1">38</text:span></text:p>
          </draw:text-box>
        </draw:frame>
        <draw:path draw:style-name="gr3" draw:text-style-name="P3" draw:layer="layout" svg:width="1.058cm" svg:height="1.059cm" svg:x="3.439cm" svg:y="5.82cm" svg:viewBox="0 0 1059 1060" svg:d="M1059 530c0 292-236 530-529 530s-530-238-530-530c0-293 237-530 530-530s529 237 529 530z">
          <text:p/>
        </draw:path>
        <draw:frame draw:style-name="gr6" draw:text-style-name="P5" draw:layer="layout" svg:width="0.563cm" svg:height="0.628cm" svg:x="2.224cm" svg:y="5.995cm">
          <draw:text-box>
            <text:p text:style-name="P4"><text:span text:style-name="T1">9</text:span></text:p>
          </draw:text-box>
        </draw:frame>
        <draw:path draw:style-name="gr3" draw:text-style-name="P3" draw:layer="layout" svg:width="1.059cm" svg:height="1.059cm" svg:x="12.567cm" svg:y="5.82cm" svg:viewBox="0 0 1060 1060" svg:d="M1060 530c0 292-237 530-531 530-292 0-529-238-529-530 0-293 237-530 529-530 294 0 531 237 531 530z">
          <text:p/>
        </draw:path>
        <draw:frame draw:style-name="gr4" draw:text-style-name="P5" draw:layer="layout" svg:width="0.629cm" svg:height="0.628cm" svg:x="3.655cm" svg:y="5.995cm">
          <draw:text-box>
            <text:p text:style-name="P4"><text:span text:style-name="T1">16</text:span></text:p>
          </draw:text-box>
        </draw:frame>
        <draw:path draw:style-name="gr3" draw:text-style-name="P3" draw:layer="layout" svg:width="1.058cm" svg:height="1.059cm" svg:x="14.155cm" svg:y="5.82cm" svg:viewBox="0 0 1059 1060" svg:d="M1059 530c0 292-237 530-529 530s-530-238-530-530c0-293 238-530 530-530s529 237 529 530z">
          <text:p/>
        </draw:path>
        <draw:frame draw:style-name="gr6" draw:text-style-name="P5" draw:layer="layout" svg:width="0.563cm" svg:height="0.628cm" svg:x="12.94cm" svg:y="5.995cm">
          <draw:text-box>
            <text:p text:style-name="P4"><text:span text:style-name="T1">9</text:span></text:p>
          </draw:text-box>
        </draw:frame>
        <draw:path draw:style-name="gr3" draw:text-style-name="P3" draw:layer="layout" svg:width="1.058cm" svg:height="1.059cm" svg:x="1.058cm" svg:y="7.672cm" svg:viewBox="0 0 1059 1060" svg:d="M1059 531c0 292-237 529-530 529-292 0-529-237-529-529 0-294 237-531 529-531 293 0 530 237 530 531z">
          <text:p/>
        </draw:path>
        <draw:frame draw:style-name="gr4" draw:text-style-name="P5" draw:layer="layout" svg:width="0.629cm" svg:height="0.628cm" svg:x="14.37cm" svg:y="5.995cm">
          <draw:text-box>
            <text:p text:style-name="P4"><text:span text:style-name="T1">16</text:span></text:p>
          </draw:text-box>
        </draw:frame>
        <draw:path draw:style-name="gr3" draw:text-style-name="P3" draw:layer="layout" svg:width="1.059cm" svg:height="1.059cm" svg:x="11.773cm" svg:y="7.672cm" svg:viewBox="0 0 1060 1060" svg:d="M1060 531c0 292-237 529-529 529-294 0-531-237-531-529 0-294 237-531 531-531 292 0 529 237 529 531z">
          <text:p/>
        </draw:path>
        <draw:frame draw:style-name="gr6" draw:text-style-name="P5" draw:layer="layout" svg:width="0.563cm" svg:height="0.628cm" svg:x="1.431cm" svg:y="7.847cm">
          <draw:text-box>
            <text:p text:style-name="P4"><text:span text:style-name="T1">7</text:span></text:p>
          </draw:text-box>
        </draw:frame>
        <draw:path draw:style-name="gr3" draw:text-style-name="P3" draw:layer="layout" svg:width="1.059cm" svg:height="1.058cm" svg:x="2.248cm" svg:y="9.525cm" svg:viewBox="0 0 1060 1059" svg:d="M1060 530c0 292-237 529-529 529-294 0-531-237-531-529 0-294 237-530 531-530 292 0 529 236 529 530z">
          <text:p/>
        </draw:path>
        <draw:frame draw:style-name="gr6" draw:text-style-name="P5" draw:layer="layout" svg:width="0.563cm" svg:height="0.628cm" svg:x="12.146cm" svg:y="7.847cm">
          <draw:text-box>
            <text:p text:style-name="P4"><text:span text:style-name="T1">8</text:span></text:p>
          </draw:text-box>
        </draw:frame>
        <draw:frame draw:style-name="gr6" draw:text-style-name="P5" draw:layer="layout" svg:width="0.563cm" svg:height="0.628cm" svg:x="2.621cm" svg:y="9.699cm">
          <draw:text-box>
            <text:p text:style-name="P4"><text:span text:style-name="T1">8</text:span></text:p>
          </draw:text-box>
        </draw:frame>
        <draw:line draw:style-name="gr7" draw:text-style-name="P7" draw:layer="layout" svg:x1="2.022cm" svg:y1="3.458cm" svg:x2="1.455cm" svg:y2="7.635cm">
          <text:p/>
        </draw:line>
        <draw:frame draw:style-name="gr8" draw:text-style-name="P8" draw:layer="layout" svg:width="1.594cm" svg:height="0.395cm" svg:x="0.775cm" svg:y="5.194cm">
          <draw:text-box>
            <text:p><text:span text:style-name="T2">successor</text:span></text:p>
          </draw:text-box>
        </draw:frame>
        <draw:custom-shape draw:style-name="gr9" draw:text-style-name="P9" draw:layer="layout" svg:width="2.457cm" svg:height="0.661cm" svg:x="8.448cm" svg:y="2.47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pitch="variable"/>
    <style:font-face style:name="Arimo1" svg:font-family="Arimo"/>
    <style:font-face style:name="Arimo2" svg:font-family="Arimo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1013 1130" svg:d="M1009 1050l-449-1008-22-30-29-12-34 12-21 26-449 1012-5 13v8l5 21 12 21 17 13 21 4h903l21-4 21-13 9-21 4-21v-8z"/>
    <draw:stroke-dash draw:name="Dash_20__28_Rounded_29_" draw:display-name="Dash (Rounded)" draw:style="round" draw:dots1="1" draw:dots1-length="20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2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2cm" fo:margin-bottom="1cm" fo:margin-left="0.2cm" fo:margin-right="0.2cm" fo:page-width="20.769cm" fo:page-height="11.64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09-25T14:52:18.204113586</dc:date>
    <meta:editing-duration>PT2M45S</meta:editing-duration>
    <meta:editing-cycles>2</meta:editing-cycles>
    <meta:generator>LibreOffice/7.3.7.2$Linux_X86_64 LibreOffice_project/30$Build-2</meta:generator>
    <meta:document-statistic meta:object-count="83"/>
  </office:meta>
</office:document-meta>
</file>